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2" fo:font-size="5pt" style:font-size-asian="5pt" style:font-size-complex="5pt"/>
    </style:style>
    <style:style style:name="P3" style:family="paragraph">
      <style:paragraph-properties fo:text-align="center"/>
      <style:text-properties style:font-name="Arial2" fo:font-size="5pt"/>
    </style:style>
    <style:style style:name="P4" style:family="paragraph">
      <style:paragraph-properties fo:text-align="center"/>
      <style:text-properties style:font-name="Arial2" fo:font-size="5pt" style:font-size-asian="4pt" style:font-size-complex="4pt"/>
    </style:style>
    <style:style style:name="T1" style:family="text">
      <style:text-properties style:font-name="Arial2" fo:font-size="5pt" style:font-size-asian="5pt" style:font-size-complex="5pt"/>
    </style:style>
    <style:style style:name="T2" style:family="text">
      <style:text-properties style:font-name="Arial2" fo:font-size="5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0.4cm" svg:x="1.549cm" svg:y="0.5cm">
          <text:p text:style-name="P1"><text:span text:style-name="T1">Waiting for Disk I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7" draw:id="id7" draw:layer="layout" svg:width="2cm" svg:height="0.4cm" svg:x="1.549cm" svg:y="0.9cm">
          <text:p text:style-name="P1"><text:span text:style-name="T1">Waiting for Buff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" draw:id="id5" draw:layer="layout" svg:width="2cm" svg:height="0.4cm" svg:x="1.549cm" svg:y="1.3cm">
          <text:p text:style-name="P1"><text:span text:style-name="T1">Waiting for Inod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3" draw:id="id3" draw:layer="layout" svg:width="2cm" svg:height="0.4cm" svg:x="1.549cm" svg:y="1.7cm">
          <text:p text:style-name="P1"><text:span text:style-name="T1">Waiting for Superbloc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9" draw:id="id9" draw:layer="layout" svg:width="2cm" svg:height="0.4cm" svg:x="1.549cm" svg:y="2.1cm">
          <text:p text:style-name="P1"><text:span text:style-name="T1">Waiting for Mem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5" draw:id="id15" draw:layer="layout" svg:width="2cm" svg:height="0.4cm" svg:x="1.549cm" svg:y="2.5cm">
          <text:p text:style-name="P1"><text:span text:style-name="T1">Waiting for TT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3" draw:id="id13" draw:layer="layout" svg:width="2cm" svg:height="0.4cm" svg:x="1.549cm" svg:y="2.9cm">
          <text:p text:style-name="P1"><text:span text:style-name="T1">Waiting for Signa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1" draw:id="id11" draw:layer="layout" svg:width="2cm" svg:height="0.4cm" svg:x="1.549cm" svg:y="3.3cm">
          <text:p text:style-name="P1"><text:span text:style-name="T1">User Level 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2" draw:id="id2" draw:layer="layout" svg:width="0.3cm" svg:height="0.3cm" svg:x="3.799cm" svg:y="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549cm" svg:y1="0.7cm" svg:x2="3.799cm" svg:y2="0.7cm" draw:start-shape="id1" draw:start-glue-point="1" draw:end-shape="id2" draw:end-glue-point="6" svg:d="M3549 700h250" svg:viewBox="0 0 251 1">
          <text:p/>
        </draw:connector>
        <draw:custom-shape draw:style-name="gr2" draw:text-style-name="P3" xml:id="id4" draw:id="id4" draw:layer="layout" svg:width="0.3cm" svg:height="0.3cm" svg:x="3.799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549cm" svg:y1="1.9cm" svg:x2="3.799cm" svg:y2="1.9cm" draw:start-shape="id3" draw:start-glue-point="1" draw:end-shape="id4" draw:end-glue-point="6" svg:d="M3549 1900h250" svg:viewBox="0 0 251 1">
          <text:p/>
        </draw:connector>
        <draw:custom-shape draw:style-name="gr2" draw:text-style-name="P3" xml:id="id6" draw:id="id6" draw:layer="layout" svg:width="0.3cm" svg:height="0.3cm" svg:x="3.799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549cm" svg:y1="1.5cm" svg:x2="3.799cm" svg:y2="1.5cm" draw:start-shape="id5" draw:start-glue-point="1" draw:end-shape="id6" draw:end-glue-point="6" svg:d="M3549 1500h250" svg:viewBox="0 0 251 1">
          <text:p/>
        </draw:connector>
        <draw:custom-shape draw:style-name="gr2" draw:text-style-name="P3" xml:id="id8" draw:id="id8" draw:layer="layout" svg:width="0.3cm" svg:height="0.3cm" svg:x="3.799cm" svg:y="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549cm" svg:y1="1.1cm" svg:x2="3.799cm" svg:y2="1.1cm" draw:start-shape="id7" draw:start-glue-point="1" draw:end-shape="id8" draw:end-glue-point="6" svg:d="M3549 1100h250" svg:viewBox="0 0 251 1">
          <text:p/>
        </draw:connector>
        <draw:custom-shape draw:style-name="gr2" draw:text-style-name="P3" xml:id="id10" draw:id="id10" draw:layer="layout" svg:width="0.3cm" svg:height="0.3cm" svg:x="3.799cm" svg:y="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549cm" svg:y1="2.3cm" svg:x2="3.799cm" svg:y2="2.3cm" draw:start-shape="id9" draw:start-glue-point="1" draw:end-shape="id10" draw:end-glue-point="6" svg:d="M3549 2300h250" svg:viewBox="0 0 251 1">
          <text:p/>
        </draw:connector>
        <draw:custom-shape draw:style-name="gr2" draw:text-style-name="P3" xml:id="id12" draw:id="id12" draw:layer="layout" svg:width="0.3cm" svg:height="0.3cm" svg:x="3.799cm" svg:y="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549cm" svg:y1="3.5cm" svg:x2="3.799cm" svg:y2="3.5cm" draw:start-shape="id11" draw:start-glue-point="1" draw:end-shape="id12" draw:end-glue-point="6" svg:d="M3549 3500h250" svg:viewBox="0 0 251 1">
          <text:p/>
        </draw:connector>
        <draw:custom-shape draw:style-name="gr2" draw:text-style-name="P3" xml:id="id14" draw:id="id14" draw:layer="layout" svg:width="0.3cm" svg:height="0.3cm" svg:x="3.799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549cm" svg:y1="3.1cm" svg:x2="3.799cm" svg:y2="3.1cm" draw:start-shape="id13" draw:start-glue-point="1" draw:end-shape="id14" draw:end-glue-point="6" svg:d="M3549 3100h250" svg:viewBox="0 0 251 1">
          <text:p/>
        </draw:connector>
        <draw:custom-shape draw:style-name="gr2" draw:text-style-name="P3" xml:id="id16" draw:id="id16" draw:layer="layout" svg:width="0.3cm" svg:height="0.3cm" svg:x="3.799cm" svg:y="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549cm" svg:y1="2.7cm" svg:x2="3.799cm" svg:y2="2.7cm" draw:start-shape="id15" draw:start-glue-point="1" draw:end-shape="id16" draw:end-glue-point="6" svg:d="M3549 2700h250" svg:viewBox="0 0 251 1">
          <text:p/>
        </draw:connector>
        <draw:custom-shape draw:style-name="gr2" draw:text-style-name="P3" xml:id="id17" draw:id="id17" draw:layer="layout" svg:width="0.3cm" svg:height="0.3cm" svg:x="4.349cm" svg:y="0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18" draw:id="id18" draw:layer="layout" draw:type="line" svg:x1="4.099cm" svg:y1="1.099cm" svg:x2="4.349cm" svg:y2="1.099cm" draw:end-shape="id17" draw:end-glue-point="6" svg:d="M4099 1099h250" svg:viewBox="0 0 251 1">
          <text:p/>
        </draw:connector>
        <draw:connector draw:style-name="gr3" draw:text-style-name="P3" draw:layer="layout" draw:type="line" svg:x1="4.099cm" svg:y1="1.099cm" svg:x2="4.35cm" svg:y2="1.1cm" draw:start-shape="id18" draw:start-glue-point="2" svg:d="M4099 1099l251 1" svg:viewBox="0 0 252 2">
          <text:p/>
        </draw:connector>
        <draw:custom-shape draw:style-name="gr2" draw:text-style-name="P3" xml:id="id19" draw:id="id19" draw:layer="layout" svg:width="0.3cm" svg:height="0.3cm" svg:x="4.899cm" svg:y="0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20" draw:id="id20" draw:layer="layout" draw:type="line" svg:x1="4.649cm" svg:y1="1.099cm" svg:x2="4.899cm" svg:y2="1.099cm" draw:end-shape="id19" draw:end-glue-point="6" svg:d="M4649 1099h250" svg:viewBox="0 0 251 1">
          <text:p/>
        </draw:connector>
        <draw:connector draw:style-name="gr3" draw:text-style-name="P3" draw:layer="layout" draw:type="line" svg:x1="4.649cm" svg:y1="1.099cm" svg:x2="4.9cm" svg:y2="1.1cm" draw:start-shape="id20" draw:start-glue-point="2" svg:d="M4649 1099l251 1" svg:viewBox="0 0 252 2">
          <text:p/>
        </draw:connector>
        <draw:custom-shape draw:style-name="gr2" draw:text-style-name="P3" xml:id="id21" draw:id="id21" draw:layer="layout" svg:width="0.3cm" svg:height="0.3cm" svg:x="4.349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099cm" svg:y1="1.5cm" svg:x2="4.349cm" svg:y2="1.5cm" draw:end-shape="id21" draw:end-glue-point="6" svg:d="M4099 1500h250" svg:viewBox="0 0 251 1">
          <text:p/>
        </draw:connector>
        <draw:custom-shape draw:style-name="gr2" draw:text-style-name="P3" xml:id="id22" draw:id="id22" draw:layer="layout" svg:width="0.3cm" svg:height="0.3cm" svg:x="4.349cm" svg:y="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099cm" svg:y1="1.899cm" svg:x2="4.349cm" svg:y2="1.899cm" draw:end-shape="id22" draw:end-glue-point="6" svg:d="M4099 1899h250" svg:viewBox="0 0 251 1">
          <text:p/>
        </draw:connector>
        <draw:custom-shape draw:style-name="gr2" draw:text-style-name="P3" xml:id="id23" draw:id="id23" draw:layer="layout" svg:width="0.3cm" svg:height="0.3cm" svg:x="4.899cm" svg:y="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649cm" svg:y1="1.899cm" svg:x2="4.899cm" svg:y2="1.899cm" draw:end-shape="id23" draw:end-glue-point="6" svg:d="M4649 1899h250" svg:viewBox="0 0 251 1">
          <text:p/>
        </draw:connector>
        <draw:custom-shape draw:style-name="gr2" draw:text-style-name="P3" xml:id="id24" draw:id="id24" draw:layer="layout" svg:width="0.3cm" svg:height="0.3cm" svg:x="4.348cm" svg:y="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25" draw:id="id25" draw:layer="layout" draw:type="line" svg:x1="4.098cm" svg:y1="2.7cm" svg:x2="4.348cm" svg:y2="2.7cm" draw:end-shape="id24" draw:end-glue-point="6" svg:d="M4098 2700h250" svg:viewBox="0 0 251 1">
          <text:p/>
        </draw:connector>
        <draw:connector draw:style-name="gr3" draw:text-style-name="P3" draw:layer="layout" draw:type="line" svg:x1="4.098cm" svg:y1="2.7cm" svg:x2="4.349cm" svg:y2="2.701cm" draw:start-shape="id25" draw:start-glue-point="2" svg:d="M4098 2700l251 1" svg:viewBox="0 0 252 2">
          <text:p/>
        </draw:connector>
        <draw:custom-shape draw:style-name="gr2" draw:text-style-name="P3" xml:id="id26" draw:id="id26" draw:layer="layout" svg:width="0.3cm" svg:height="0.3cm" svg:x="4.348cm" svg:y="3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27" draw:id="id27" draw:layer="layout" draw:type="line" svg:x1="4.098cm" svg:y1="3.499cm" svg:x2="4.348cm" svg:y2="3.499cm" draw:end-shape="id26" draw:end-glue-point="6" svg:d="M4098 3499h250" svg:viewBox="0 0 251 1">
          <text:p/>
        </draw:connector>
        <draw:connector draw:style-name="gr3" draw:text-style-name="P3" draw:layer="layout" draw:type="line" svg:x1="4.098cm" svg:y1="3.499cm" svg:x2="4.349cm" svg:y2="3.5cm" draw:start-shape="id27" draw:start-glue-point="2" svg:d="M4098 3499l251 1" svg:viewBox="0 0 252 2">
          <text:p/>
        </draw:connector>
        <draw:custom-shape draw:style-name="gr2" draw:text-style-name="P3" xml:id="id28" draw:id="id28" draw:layer="layout" svg:width="0.3cm" svg:height="0.3cm" svg:x="4.898cm" svg:y="3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29" draw:id="id29" draw:layer="layout" draw:type="line" svg:x1="4.648cm" svg:y1="3.499cm" svg:x2="4.898cm" svg:y2="3.499cm" draw:end-shape="id28" draw:end-glue-point="6" svg:d="M4648 3499h250" svg:viewBox="0 0 251 1">
          <text:p/>
        </draw:connector>
        <draw:connector draw:style-name="gr3" draw:text-style-name="P3" draw:layer="layout" draw:type="line" svg:x1="4.648cm" svg:y1="3.499cm" svg:x2="4.899cm" svg:y2="3.5cm" draw:start-shape="id29" draw:start-glue-point="2" svg:d="M4648 3499l251 1" svg:viewBox="0 0 252 2">
          <text:p/>
        </draw:connector>
        <draw:custom-shape draw:style-name="gr2" draw:text-style-name="P3" draw:layer="layout" svg:width="0.3cm" svg:height="0.3cm" svg:x="5.449cm" svg:y="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199cm" svg:y1="3.5cm" svg:x2="5.45cm" svg:y2="3.501cm" svg:d="M5199 3500l251 1" svg:viewBox="0 0 252 2">
          <text:p/>
        </draw:connector>
        <draw:custom-shape draw:style-name="gr4" draw:text-style-name="P2" draw:layer="layout" svg:width="2cm" svg:height="0.4cm" svg:x="1.55cm" svg:y="0cm">
          <text:p text:style-name="P1"><text:span text:style-name="T1">Priority Level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2" draw:layer="layout" svg:width="2.5cm" svg:height="0.4cm" svg:x="3.55cm" svg:y="0cm">
          <text:p text:style-name="P1"><text:span text:style-name="T1">Ready Process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1cm" svg:height="0.55cm" svg:x="0.1cm" svg:y="1.25cm">
          <text:p text:style-name="P1"><text:span text:style-name="T2">Not</text:span></text:p>
          <text:p text:style-name="P1"><text:span text:style-name="T2">Interruptib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1cm" svg:height="0.45cm" svg:x="0.1cm" svg:y="3.231cm">
          <text:p text:style-name="P1"><text:span text:style-name="T2">Interruptib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0.3cm" svg:height="2cm" svg:x="1.2cm" svg:y="0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3cm" svg:height="1.95cm" svg:x="1.2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2" xml:id="id30" draw:id="id30" draw:layer="layout" svg:width="2cm" svg:height="0.4cm" svg:x="1.55cm" svg:y="4.05cm">
          <text:p text:style-name="P1"><text:span text:style-name="T1">User Level 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31" draw:id="id31" draw:layer="layout" svg:width="0.3cm" svg:height="0.3cm" svg:x="3.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55cm" svg:y1="4.25cm" svg:x2="3.8cm" svg:y2="4.25cm" draw:start-shape="id30" draw:start-glue-point="1" draw:end-shape="id31" draw:end-glue-point="6" svg:d="M3550 4250h250" svg:viewBox="0 0 251 1">
          <text:p/>
        </draw:connector>
        <draw:custom-shape draw:style-name="gr2" draw:text-style-name="P3" xml:id="id32" draw:id="id32" draw:layer="layout" svg:width="0.3cm" svg:height="0.3cm" svg:x="4.349cm" svg:y="4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33" draw:id="id33" draw:layer="layout" draw:type="line" svg:x1="4.099cm" svg:y1="4.249cm" svg:x2="4.349cm" svg:y2="4.249cm" draw:end-shape="id32" draw:end-glue-point="6" svg:d="M4099 4249h250" svg:viewBox="0 0 251 1">
          <text:p/>
        </draw:connector>
        <draw:connector draw:style-name="gr3" draw:text-style-name="P3" draw:layer="layout" draw:type="line" svg:x1="4.099cm" svg:y1="4.249cm" svg:x2="4.35cm" svg:y2="4.25cm" draw:start-shape="id33" draw:start-glue-point="2" svg:d="M4099 4249l251 1" svg:viewBox="0 0 252 2">
          <text:p/>
        </draw:connector>
        <draw:custom-shape draw:style-name="gr6" draw:text-style-name="P1" draw:layer="layout" svg:width="0.06cm" svg:height="0.06cm" svg:x="2.52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06cm" svg:height="0.06cm" svg:x="2.64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06cm" svg:height="0.06cm" svg:x="2.4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5.8cm" fo:page-height="4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0T16:50:52.695831649</meta:creation-date>
    <dc:date>2015-08-10T21:54:29.092453080</dc:date>
    <meta:editing-duration>PT51M22S</meta:editing-duration>
    <meta:editing-cycles>15</meta:editing-cycles>
    <meta:generator>LibreOffice/4.2.8.2$Linux_X86_64 LibreOffice_project/420m0$Build-2</meta:generator>
    <meta:document-statistic meta:object-count="62"/>
  </office:meta>
</office:document-meta>
</file>